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19.09cm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19.09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.159cm" svg:x="1cm" svg:y="1cm">
          <text:p text:style-name="P1">Alpha v0.1 – May 31<text:span text:style-name="T1">st</text:span> </text:p>
          <text:p text:style-name="P1">Basic UI, character can move, working db, several images uploade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2.159cm" svg:x="1cm" svg:y="5.826cm">
          <text:p text:style-name="P1">Alpha v0.3 – June 14<text:span text:style-name="T1">th</text:span> </text:p>
          <text:p text:style-name="P1">Fix bugs found in v0.2, +10 more graphics, finished worldbuilder,</text:p>
          <text:p text:style-name="P1">Add support for game controllers, Begin working on sto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2.159cm" svg:x="1cm" svg:y="3.413cm">
          <text:p text:style-name="P1">Alpha v0.2 – June 7<text:span text:style-name="T1">th</text:span> </text:p>
          <text:p text:style-name="P1">Add testings suite for all prior code, fix bugs in v0.1</text:p>
          <text:p text:style-name="P1">+10 more graphics, worldbuilder 50% do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2.159cm" svg:x="1cm" svg:y="24.749cm">
          <text:p text:style-name="P1">Alpha v1.0 – July 25<text:span text:style-name="T1">th</text:span> </text:p>
          <text:p text:style-name="P1">Fix bugs in 0.9 and polish overall game. Should be releasable for</text:p>
          <text:p text:style-name="P1">A game in alpha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2.159cm" svg:x="1cm" svg:y="22.082cm">
          <text:p text:style-name="P1">Alpha v0.9 – July 20<text:span text:style-name="T1">th</text:span> </text:p>
          <text:p text:style-name="P1">Fix bugs in v0.9, get game sounds and implement them,</text:p>
          <text:p text:style-name="P1">Add multiplayer pvp mode (1<text:span text:style-name="T1">st</text:span> multiplayer game mode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2.159cm" svg:x="1cm" svg:y="8.366cm">
          <text:p text:style-name="P1">Alpha v0.4 – June 21<text:span text:style-name="T1">st</text:span> </text:p>
          <text:p text:style-name="P1">Fix bugs found in v0.3, +10 graphics, continue story, construct</text:p>
          <text:p text:style-name="P1">Game mechanics inheritance tree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2.794cm" svg:x="1cm" svg:y="18.907cm">
          <text:p text:style-name="P1">Alpha v0.8 – July 14<text:span text:style-name="T1">th</text:span> </text:p>
          <text:p text:style-name="P1">Fix bugs found in v0.7, +10 graphics for the game, begin</text:p>
          <text:p text:style-name="P1">Implementing remote db for multiplayer.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9.59cm" svg:height="2.159cm" svg:x="1cm" svg:y="16.113cm">
          <text:p text:style-name="P1">Alpha v0.7 July 7<text:span text:style-name="T1">th</text:span> </text:p>
          <text:p text:style-name="P1">Fix bugs found in v0.6, complete story outline for the game,</text:p>
          <text:p text:style-name="P1">+10 graphics, create a plan for moving the db to a remote syste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2.159cm" svg:x="1cm" svg:y="13.446cm">
          <text:p text:style-name="P1">Alpha v0.6 – July 1<text:span text:style-name="T1">st</text:span> </text:p>
          <text:p text:style-name="P1">Fix bugs found in v0.5, +10 graphics, finish random map generator</text:p>
          <text:p text:style-name="P1">Tool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2.159cm" svg:x="1cm" svg:y="10.906cm">
          <text:p text:style-name="P1">Alpha v0.5 -June 28<text:span text:style-name="T1">th</text:span> </text:p>
          <text:p text:style-name="P1">Fix bugs found in v0.4, continue story, +10 graphics, 50% random</text:p>
          <text:p text:style-name="P1">Map generation tool. 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1T14:09:35.372000000</meta:creation-date>
    <dc:date>2016-05-01T15:06:28.114000000</dc:date>
    <meta:editing-duration>PT1M53S</meta:editing-duration>
    <meta:editing-cycles>2</meta:editing-cycles>
    <meta:generator>LibreOffice/5.1.2.2$Windows_x86 LibreOffice_project/d3bf12ecb743fc0d20e0be0c58ca359301eb705f</meta:generator>
    <meta:document-statistic meta:object-count="10"/>
  </office:meta>
</office:document-meta>
</file>